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3000001B82CDBED5F.png" manifest:media-type="image/png"/>
  <manifest:file-entry manifest:full-path="Pictures/10000000000000200000007C3D7949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98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0.4cm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fo:line-height="0.4cm"/>
      <style:text-properties fo:font-size="8pt" style:font-size-asian="8pt" style:font-size-complex="8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5.01cm" svg:x="-0.05cm" svg:y="-0.006cm">
          <draw:image xlink:href="Pictures/1000000000000523000001B82CDBED5F.png" xlink:type="simple" xlink:show="embed" xlink:actuate="onLoad" draw:mime-type="image/png">
            <text:p/>
          </draw:image>
        </draw:frame>
        <draw:frame draw:style-name="gr1" draw:text-style-name="P1" draw:layer="layout" svg:width="0.551cm" svg:height="2.138cm" svg:x="15.149cm" svg:y="1.612cm">
          <draw:image xlink:href="Pictures/10000000000000200000007C3D79491A.png" xlink:type="simple" xlink:show="embed" xlink:actuate="onLoad" draw:mime-type="image/png">
            <text:p/>
          </draw:image>
        </draw:frame>
        <draw:frame draw:style-name="gr2" draw:text-style-name="P3" draw:layer="layout" svg:width="3.7cm" svg:height="2.251cm" svg:x="15.5cm" svg:y="1.512cm">
          <draw:text-box>
            <text:p text:style-name="P2"><text:span text:style-name="T1">Ne sont plus favorables</text:span></text:p>
            <text:p text:style-name="P2"><text:span text:style-name="T1">Moins favorables</text:span></text:p>
            <text:p text:style-name="P2"><text:span text:style-name="T1">Pas de changement</text:span></text:p>
            <text:p text:style-name="P2"><text:span text:style-name="T1">Plus favorables</text:span></text:p>
            <text:p text:style-name="P2"><text:span text:style-name="T1">Nouvellement favorables</text:span></text:p>
          </draw:text-box>
        </draw:frame>
        <draw:frame draw:style-name="gr3" draw:text-style-name="P5" draw:layer="layout" svg:width="3.75cm" svg:height="0.75cm" svg:x="15.35cm" svg:y="1.15cm">
          <draw:text-box>
            <text:p text:style-name="P4"><text:span text:style-name="T2">Conditions climatique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7-13T17:44:36.893000000</meta:creation-date>
    <dc:date>2024-07-13T19:14:40.572000000</dc:date>
    <dc:creator>Victor Van der Meersch</dc:creator>
    <meta:editing-duration>PT1H17M23S</meta:editing-duration>
    <meta:editing-cycles>2</meta:editing-cycles>
    <meta:generator>LibreOffice/24.2.0.3$Windows_X86_64 LibreOffice_project/da48488a73ddd66ea24cf16bbc4f7b9c08e9bea1</meta:generator>
    <meta:print-date>2024-07-13T17:52:40.185000000</meta:print-date>
    <meta:printed-by>Fichiers PDF: Victor Van der Meersch</meta:printed-by>
    <meta:document-statistic meta:object-count="4"/>
  </office:meta>
</office:document-meta>
</file>